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2.302cm" style:rel-column-width="7939*"/>
    </style:style>
    <style:style style:name="Table1.B" style:family="table-column">
      <style:table-column-properties style:column-width="16.699cm" style:rel-column-width="5759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8.807cm" table:align="margins"/>
    </style:style>
    <style:style style:name="Таблица1.A" style:family="table-column">
      <style:table-column-properties style:column-width="9.805cm" style:rel-column-width="34168*"/>
    </style:style>
    <style:style style:name="Таблица1.B" style:family="table-column">
      <style:table-column-properties style:column-width="3cm" style:rel-column-width="10455*"/>
    </style:style>
    <style:style style:name="Таблица1.D" style:family="table-column">
      <style:table-column-properties style:column-width="3cm" style:rel-column-width="10457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Таблица1.D1" style:family="table-cell" style:data-style-name="N0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Таблица1.D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text-properties fo:language="ru" fo:country="RU"/>
    </style:style>
    <style:style style:name="P4" style:family="paragraph" style:parent-style-name="Text_20_body">
      <style:text-properties fo:language="ru" fo:country="RU" fo:font-weight="bold" style:font-weight-asian="bold" style:font-weight-complex="bold"/>
    </style:style>
    <style:style style:name="P5" style:family="paragraph" style:parent-style-name="Text_20_body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6" style:family="paragraph" style:parent-style-name="Text_20_body">
      <style:paragraph-properties fo:text-align="center" style:justify-single-word="false"/>
      <style:text-properties fo:language="ru" fo:country="RU"/>
    </style:style>
    <style:style style:name="P7" style:family="paragraph" style:parent-style-name="Text_20_body">
      <style:text-properties fo:language="en" fo:country="US"/>
    </style:style>
    <style:style style:name="P8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9" style:family="paragraph" style:parent-style-name="Text_20_body" style:list-style-name="L1">
      <style:text-properties fo:language="ru" fo:country="RU"/>
    </style:style>
    <style:style style:name="P10" style:family="paragraph" style:parent-style-name="Text_20_body" style:list-style-name="L2">
      <style:text-properties fo:language="ru" fo:country="RU"/>
    </style:style>
    <style:style style:name="P11" style:family="paragraph" style:parent-style-name="Text_20_body" style:list-style-name="L3">
      <style:text-properties fo:language="ru" fo:country="RU"/>
    </style:style>
    <style:style style:name="P12" style:family="paragraph" style:parent-style-name="Text_20_body" style:list-style-name="L4">
      <style:text-properties fo:language="ru" fo:country="RU"/>
    </style:style>
    <style:style style:name="P13" style:family="paragraph" style:parent-style-name="Text_20_body" style:list-style-name="L5">
      <style:text-properties fo:language="ru" fo:country="RU"/>
    </style:style>
    <style:style style:name="P14" style:family="paragraph" style:parent-style-name="Text_20_body" style:list-style-name="L6">
      <style:text-properties fo:language="ru" fo:country="RU"/>
    </style:style>
    <style:style style:name="P15" style:family="paragraph" style:parent-style-name="Text_20_body" style:list-style-name="L7">
      <style:text-properties fo:language="ru" fo:country="RU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ru" fo:country="RU"/>
    </style:style>
    <style:style style:name="T3" style:family="text">
      <style:text-properties style:text-position="sub 58%"/>
    </style:style>
    <style:style style:name="T4" style:family="text">
      <style:text-properties style:text-position="super 58%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873cm" svg:height="0.873cm" draw:z-index="1"><draw:image xlink:href="../../odt/images/0251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Многозвенный манипулятор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скалярный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1" draw:name="Графический объект2" text:anchor-type="as-char" svg:width="1.799cm" svg:height="2.646cm" draw:z-index="0"><draw:image xlink:href="../../odt/images/0251_in_scheme.png" xlink:type="simple" xlink:show="embed" xlink:actuate="onLoad"/></draw:frame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Standard"/>
          </table:table-cell>
        </table:table-row>
        <table:table-row table:style-name="Table1.3">
          <table:table-cell table:style-name="Table1.A2" table:number-columns-spanned="2" office:value-type="string">
            <text:p text:style-name="P3">Блок реализует математическую модель манипулятора на основе уравнения Лагранжа 2-го рода. Манипулятор рассматривается как система твердых тел, соединенных кинематическими парами пятого класса (вращательными и поступательными), представляющая разомкнутую кинематическую цепь. Первое звено с помощью кинематической пары пятого класса соединено с неподвижной стойкой. Последнее N-e звено — схват. Звенья манипулятора перенумерованы последовательно 1, 2, ..., N. C каждым звеном связана собственная система координат О<text:span text:style-name="T3">i</text:span>X<text:span text:style-name="T3">i</text:span>Y<text:span text:style-name="T3">i</text:span>Z<text:span text:style-name="T3">i</text:span> , а с основанием – неподвижная система координат О<text:span text:style-name="T3">0</text:span>X<text:span text:style-name="T3">0</text:span>Y<text:span text:style-name="T3">0</text:span>Z<text:span text:style-name="T3">0</text:span>. Для составления уравнений движения механизма используется система координат Денавита – Хартенберга.</text:p>
            <text:p text:style-name="P4">Блок имеет следующие входные и выходные сигналы:</text:p>
            <text:p text:style-name="P3">На входные порты блока подаются сигналы:</text:p>
            <text:list xml:id="list5957144980627861667" text:style-name="L1">
              <text:list-item>
                <text:p text:style-name="P9">Моменты в сочленениях для вращательных звеньев (силы – для поступательных).</text:p>
              </text:list-item>
              <text:list-item>
                <text:p text:style-name="P9">Сила, приложенная в указанной точке.</text:p>
              </text:list-item>
              <text:list-item>
                <text:p text:style-name="P9">Момент, действующий на последнее звено (в проекциях на оси системы координат О<text:span text:style-name="T3">0</text:span>X<text:span text:style-name="T3">0</text:span>Y<text:span text:style-name="T3">0</text:span>Z<text:span text:style-name="T3">0</text:span>).</text:p>
              </text:list-item>
            </text:list>
            <text:p text:style-name="P3">На выходных портах блока формируются сигналы:</text:p>
            <text:list xml:id="list4715448422163497598" text:style-name="L2">
              <text:list-item>
                <text:p text:style-name="P10">Положения в сочленениях (обобщенные координаты звеньев).</text:p>
              </text:list-item>
              <text:list-item>
                <text:p text:style-name="P10">Скорости в сочленениях (обобщенные скорости звеньев).</text:p>
              </text:list-item>
            </text:list>
            <text:p text:style-name="P3"><text:span text:style-name="T1">Свойства</text:span>:</text:p>
            <text:list xml:id="list2157284548534680780" text:style-name="L3">
              <text:list-item>
                <text:p text:style-name="P11">Число звеньев цепи N.</text:p>
              </text:list-item>
              <text:list-item>
                <text:p text:style-name="P11">Типы кинематических пар звеньев (0 — вращательная, 1 — поступательная).</text:p>
              </text:list-item>
              <text:list-item>
                <text:p text:style-name="P11">Начальные значения координат (Q<text:span text:style-name="T3">i</text:span> [рад]* — для вращательной, D<text:span text:style-name="T3">i</text:span> [м] — для поступательной).</text:p>
              </text:list-item>
              <text:list-item>
                <text:p text:style-name="P11">Начальные значения скоростей (d Q<text:span text:style-name="T3">i</text:span>/dt[рад/с] —для вращательной, dD<text:span text:style-name="T3">i</text:span>/dt[м/с] <text:s/>— для поступательной).</text:p>
              </text:list-item>
              <text:list-item>
                <text:p text:style-name="P11">Свойства A<text:span text:style-name="T3">i</text:span> [м].</text:p>
              </text:list-item>
              <text:list-item>
                <text:p text:style-name="P11">Свойство Alpha<text:span text:style-name="T3">i</text:span> [рад].</text:p>
              </text:list-item>
              <text:list-item>
                <text:p text:style-name="P11">D<text:span text:style-name="T3">i</text:span> [м] – для вращательной, Q<text:span text:style-name="T3">i</text:span> [рад] – для поступательной.</text:p>
              </text:list-item>
            </text:list>
            <text:p text:style-name="P3">Моменты инерции для каждого звена :</text:p>
            <text:list xml:id="list1494384697669337061" text:style-name="L4">
              <text:list-item>
                <text:p text:style-name="P12">Jxx<text:span text:style-name="T3">i</text:span> [кг/м<text:span text:style-name="T4">2</text:span>] <text:s/>(относительно плоскости Y<text:span text:style-name="T3">i</text:span>O<text:span text:style-name="T3">i</text:span>Z<text:span text:style-name="T3">i</text:span> ).</text:p>
              </text:list-item>
              <text:list-item>
                <text:p text:style-name="P12"><text:soft-page-break/>Jyy<text:span text:style-name="T3">i</text:span> [кг/м<text:span text:style-name="T4">2</text:span>] <text:s text:c="2"/>(относительно плоскости X<text:span text:style-name="T3">i</text:span>O<text:span text:style-name="T3">i</text:span>Z<text:span text:style-name="T3">i</text:span> ).</text:p>
              </text:list-item>
              <text:list-item>
                <text:p text:style-name="P12">Jzz<text:span text:style-name="T3">i</text:span> [кг/м<text:span text:style-name="T4">2</text:span>] <text:s text:c="2"/>(относительно плоскости X<text:span text:style-name="T3">i</text:span>O<text:span text:style-name="T3">i</text:span>Y<text:span text:style-name="T3">i</text:span> ).</text:p>
              </text:list-item>
            </text:list>
            <text:p text:style-name="P3">Центробежный момент инерции для каждого звена:</text:p>
            <text:list xml:id="list3957318839626214087" text:style-name="L5">
              <text:list-item>
                <text:p text:style-name="P13">Jxz<text:span text:style-name="T3">i</text:span> [кг/м<text:span text:style-name="T4">2</text:span>].</text:p>
              </text:list-item>
              <text:list-item>
                <text:p text:style-name="P13">Jyz<text:span text:style-name="T3">i</text:span> [кг/м<text:span text:style-name="T4">2</text:span>].</text:p>
              </text:list-item>
              <text:list-item>
                <text:p text:style-name="P13">Jxy<text:span text:style-name="T3">i</text:span> [кг/м<text:span text:style-name="T4">2</text:span>].</text:p>
              </text:list-item>
            </text:list>
            <text:p text:style-name="P3">Статические моменты для каждого звена:</text:p>
            <text:list xml:id="list7307363119095661969" text:style-name="L6">
              <text:list-item>
                <text:p text:style-name="P14">Sx<text:span text:style-name="T3">i</text:span> [кг/м].</text:p>
              </text:list-item>
              <text:list-item>
                <text:p text:style-name="P14">Sy<text:span text:style-name="T3">i</text:span> [кг/м].</text:p>
              </text:list-item>
              <text:list-item>
                <text:p text:style-name="P14">Sz<text:span text:style-name="T3">i</text:span> [кг/м].</text:p>
              </text:list-item>
              <text:list-item>
                <text:p text:style-name="P14">Массы звеньев M<text:span text:style-name="T3">i</text:span> [кг].</text:p>
              </text:list-item>
              <text:list-item>
                <text:p text:style-name="P14">Ориентация вектора g в базовой системе координат [x,y,z].</text:p>
              </text:list-item>
            </text:list>
            <text:p text:style-name="P3">* Параметры A<text:span text:style-name="T3">i</text:span>, Alpha<text:span text:style-name="T3">i</text:span>, Q<text:span text:style-name="T3">i</text:span>, D<text:span text:style-name="T3">i</text:span> определяются по приведенному ниже алгоритму.</text:p>
            <text:p text:style-name="P4">Алгоритм выбора системы координат и определения параметров A<text:span text:style-name="T3">i</text:span>, Alpha<text:span text:style-name="T3">i</text:span>, Q<text:span text:style-name="T3">i</text:span>, D<text:span text:style-name="T3">i</text:span>.</text:p>
            <text:p text:style-name="P3">Для определения параметров манипулятора в системе координат Денавита-Хартенберга необходимо:</text:p>
            <text:list xml:id="list1016159870755414922" text:style-name="L7">
              <text:list-item>
                <text:p text:style-name="P15">Определить базовые координаты [X<text:span text:style-name="T3">0</text:span> Y<text:span text:style-name="T3">0</text:span> Z<text:span text:style-name="T3">0</text:span>] так, чтобы ось Z<text:span text:style-name="T3">0</text:span> совпадала с осью первого сочленения.</text:p>
              </text:list-item>
              <text:list-item>
                <text:p text:style-name="P15">Направить все оси Z<text:span text:style-name="T3">i</text:span> по осям поступательного движения или вращения i - го звена относительно (i-1) - го звена.</text:p>
              </text:list-item>
              <text:list-item>
                <text:p text:style-name="P15">Задать начало i-й системы координат в точках пересечения оси Z<text:span text:style-name="T3">i</text:span> с общей нормалью к осям Z<text:span text:style-name="T3">i</text:span> и Z<text:span text:style-name="T3">i</text:span>-l.</text:p>
              </text:list-item>
              <text:list-item>
                <text:p text:style-name="P15">Задать оси X<text:span text:style-name="T3">i</text:span> в каждом i-м сочленении вдоль общей нормали к осям Z<text:span text:style-name="T3">i</text:span>-1 и Z<text:span text:style-name="T3">i</text:span>.</text:p>
              </text:list-item>
              <text:list-item>
                <text:p text:style-name="P15">Задать оси Y<text:span text:style-name="T3">i</text:span>, так чтобы образовать правые тройки координат.</text:p>
              </text:list-item>
              <text:list-item>
                <text:p text:style-name="P15">Найти D<text:span text:style-name="T3">i</text:span> как расстояние от начала координат (i-1)-й системы координат до точки пересечения осей Z<text:span text:style-name="T3">i</text:span>-l и X<text:span text:style-name="T3">i</text:span>, измеренного в направлении оси Z<text:span text:style-name="T3">i</text:span>-l. Если i-е сочленение является поступательным, то D<text:span text:style-name="T3">i</text:span> является обобщенной координатой.</text:p>
              </text:list-item>
              <text:list-item>
                <text:p text:style-name="P15">Найти A<text:span text:style-name="T3">i</text:span> как расстояние от начала (i-1)-й системы координат до точки пересечения осей Z<text:span text:style-name="T3">i</text:span> и X<text:span text:style-name="T3">i</text:span>, измеренного в направлении оси X<text:span text:style-name="T3">i</text:span>.</text:p>
              </text:list-item>
              <text:list-item>
                <text:p text:style-name="P15">Найти Q<text:span text:style-name="T3">i</text:span> как угол поворота от оси X<text:span text:style-name="T3">i</text:span>-l до оси X<text:span text:style-name="T3">i</text:span> вокруг оси Z<text:span text:style-name="T3">i</text:span>-l.</text:p>
              </text:list-item>
              <text:list-item>
                <text:p text:style-name="P15">Найти Alpha<text:span text:style-name="T3">i</text:span> как угол поворота от оси Z<text:span text:style-name="T3">i</text:span>-l до оси Z<text:span text:style-name="T3">i</text:span> относительно <text:s/>оси X<text:span text:style-name="T3">i</text:span>.</text:p>
              </text:list-item>
            </text:list>
            <text:p text:style-name="P4">Пример заполнения диалогового окна:</text:p>
            <text:p text:style-name="P3">На рис.1 показана схема трехзвенного манипулятора.</text:p>
            <text:p text:style-name="P6"><text:soft-page-break/><draw:frame draw:style-name="fr1" draw:name="Графический объект3" text:anchor-type="as-char" svg:width="7.938cm" svg:height="9.869cm" draw:z-index="2"><draw:image xlink:href="../../odt/images/0251_ris_1.PNG" xlink:type="simple" xlink:show="embed" xlink:actuate="onLoad"/></draw:frame></text:p>
            <text:p text:style-name="P5">Рисунок 1</text:p>
            <table:table table:name="Таблица1" table:style-name="Таблица1">
              <table:table-column table:style-name="Таблица1.A"/>
              <table:table-column table:style-name="Таблица1.B" table:number-columns-repeated="2"/>
              <table:table-column table:style-name="Таблица1.D"/>
              <table:table-row>
                <table:table-cell table:style-name="Таблица1.A1" office:value-type="string">
                  <text:p text:style-name="Text_20_body">N звена/<text:span text:style-name="T2">Свойство</text:span></text:p>
                </table:table-cell>
                <table:table-cell table:style-name="Таблица1.B1" office:value-type="float" office:value="1">
                  <text:p text:style-name="Text_20_body">1</text:p>
                </table:table-cell>
                <table:table-cell table:style-name="Таблица1.B1" office:value-type="float" office:value="2">
                  <text:p text:style-name="Text_20_body">2</text:p>
                </table:table-cell>
                <table:table-cell table:style-name="Таблица1.D1" office:value-type="float" office:value="3">
                  <text:p text:style-name="Text_20_body">3</text:p>
                </table:table-cell>
              </table:table-row>
              <table:table-row>
                <table:table-cell table:style-name="Таблица1.A2" office:value-type="string">
                  <text:p text:style-name="P3">Длина, м</text:p>
                </table:table-cell>
                <table:table-cell table:style-name="Таблица1.B2" office:value-type="float" office:value="1">
                  <text:p text:style-name="Text_20_body">1</text:p>
                </table:table-cell>
                <table:table-cell table:style-name="Таблица1.B2" office:value-type="float" office:value="0">
                  <text:p text:style-name="Text_20_body">0.8</text:p>
                </table:table-cell>
                <table:table-cell table:style-name="Таблица1.D2" office:value-type="float" office:value="41061">
                  <text:p text:style-name="Text_20_body">1.6</text:p>
                </table:table-cell>
              </table:table-row>
              <table:table-row>
                <table:table-cell table:style-name="Таблица1.A2" office:value-type="string">
                  <text:p text:style-name="P3">Масса, кг</text:p>
                </table:table-cell>
                <table:table-cell table:style-name="Таблица1.B2" office:value-type="float" office:value="50">
                  <text:p text:style-name="Text_20_body">50</text:p>
                </table:table-cell>
                <table:table-cell table:style-name="Таблица1.B2" office:value-type="float" office:value="20">
                  <text:p text:style-name="Text_20_body">20</text:p>
                </table:table-cell>
                <table:table-cell table:style-name="Таблица1.D2" office:value-type="float" office:value="10">
                  <text:p text:style-name="Text_20_body">10</text:p>
                </table:table-cell>
              </table:table-row>
              <table:table-row>
                <table:table-cell table:style-name="Таблица1.A2" office:value-type="string">
                  <text:p text:style-name="P3">Момент инерции Jxx, кг/м<text:span text:style-name="T4">2</text:span></text:p>
                </table:table-cell>
                <table:table-cell table:style-name="Таблица1.B2" office:value-type="float" office:value="0">
                  <text:p text:style-name="Text_20_body">0</text:p>
                </table:table-cell>
                <table:table-cell table:style-name="Таблица1.B2" office:value-type="float" office:value="0">
                  <text:p text:style-name="Text_20_body">0</text:p>
                </table:table-cell>
                <table:table-cell table:style-name="Таблица1.D2" office:value-type="float" office:value="0">
                  <text:p text:style-name="Text_20_body">0</text:p>
                </table:table-cell>
              </table:table-row>
              <table:table-row>
                <table:table-cell table:style-name="Таблица1.A2" office:value-type="string">
                  <text:p text:style-name="P3">Момент инерции Jyy, кг/м<text:span text:style-name="T4">2</text:span></text:p>
                </table:table-cell>
                <table:table-cell table:style-name="Таблица1.B2" office:value-type="float" office:value="0">
                  <text:p text:style-name="Text_20_body">16.7</text:p>
                </table:table-cell>
                <table:table-cell table:style-name="Таблица1.B2" office:value-type="float" office:value="0">
                  <text:p text:style-name="Text_20_body">4.27</text:p>
                </table:table-cell>
                <table:table-cell table:style-name="Таблица1.D2" office:value-type="float" office:value="0">
                  <text:p text:style-name="Text_20_body">0</text:p>
                </table:table-cell>
              </table:table-row>
              <table:table-row>
                <table:table-cell table:style-name="Таблица1.A2" office:value-type="string">
                  <text:p text:style-name="P3">Момент инерции Jzz, кг/м<text:span text:style-name="T4">2</text:span></text:p>
                </table:table-cell>
                <table:table-cell table:style-name="Таблица1.B2" office:value-type="float" office:value="0">
                  <text:p text:style-name="Text_20_body">0</text:p>
                </table:table-cell>
                <table:table-cell table:style-name="Таблица1.B2" office:value-type="float" office:value="0">
                  <text:p text:style-name="Text_20_body">0</text:p>
                </table:table-cell>
                <table:table-cell table:style-name="Таблица1.D2" office:value-type="float" office:value="0">
                  <text:p text:style-name="Text_20_body">8.53</text:p>
                </table:table-cell>
              </table:table-row>
              <table:table-row>
                <table:table-cell table:style-name="Таблица1.A2" office:value-type="string">
                  <text:p text:style-name="P3">Момент инерции Jxz, кг/м<text:span text:style-name="T4">2</text:span></text:p>
                </table:table-cell>
                <table:table-cell table:style-name="Таблица1.B2" office:value-type="float" office:value="0">
                  <text:p text:style-name="Text_20_body">0</text:p>
                </table:table-cell>
                <table:table-cell table:style-name="Таблица1.B2" office:value-type="float" office:value="0">
                  <text:p text:style-name="Text_20_body">0</text:p>
                </table:table-cell>
                <table:table-cell table:style-name="Таблица1.D2" office:value-type="float" office:value="0">
                  <text:p text:style-name="Text_20_body">0</text:p>
                </table:table-cell>
              </table:table-row>
              <table:table-row>
                <table:table-cell table:style-name="Таблица1.A2" office:value-type="string">
                  <text:p text:style-name="P3">Момент инерции Jyz, кг/м<text:span text:style-name="T4">2</text:span></text:p>
                </table:table-cell>
                <table:table-cell table:style-name="Таблица1.B2" office:value-type="float" office:value="0">
                  <text:p text:style-name="Text_20_body">0</text:p>
                </table:table-cell>
                <table:table-cell table:style-name="Таблица1.B2" office:value-type="float" office:value="0">
                  <text:p text:style-name="Text_20_body">0</text:p>
                </table:table-cell>
                <table:table-cell table:style-name="Таблица1.D2" office:value-type="float" office:value="0">
                  <text:p text:style-name="Text_20_body">0</text:p>
                </table:table-cell>
              </table:table-row>
              <table:table-row>
                <table:table-cell table:style-name="Таблица1.A2" office:value-type="string">
                  <text:p text:style-name="P3">Момент инерции Jxy, кг/м<text:span text:style-name="T4">2</text:span></text:p>
                </table:table-cell>
                <table:table-cell table:style-name="Таблица1.B2" office:value-type="float" office:value="0">
                  <text:p text:style-name="Text_20_body">0</text:p>
                </table:table-cell>
                <table:table-cell table:style-name="Таблица1.B2" office:value-type="float" office:value="0">
                  <text:p text:style-name="Text_20_body">0</text:p>
                </table:table-cell>
                <table:table-cell table:style-name="Таблица1.D2" office:value-type="float" office:value="0">
                  <text:p text:style-name="Text_20_body">0</text:p>
                </table:table-cell>
              </table:table-row>
              <table:table-row>
                <table:table-cell table:style-name="Таблица1.A2" office:value-type="string">
                  <text:p text:style-name="P3">Статический момент Sx, кг/м</text:p>
                </table:table-cell>
                <table:table-cell table:style-name="Таблица1.B2" office:value-type="float" office:value="0">
                  <text:p text:style-name="Text_20_body">0</text:p>
                </table:table-cell>
                <table:table-cell table:style-name="Таблица1.B2" office:value-type="float" office:value="0">
                  <text:p text:style-name="Text_20_body">0</text:p>
                </table:table-cell>
                <table:table-cell table:style-name="Таблица1.D2" office:value-type="float" office:value="0">
                  <text:p text:style-name="Text_20_body">0</text:p>
                </table:table-cell>
              </table:table-row>
              <table:table-row>
                <table:table-cell table:style-name="Таблица1.A2" office:value-type="string">
                  <text:p text:style-name="P3">Статический момент Sy, кг/м</text:p>
                </table:table-cell>
                <table:table-cell table:style-name="Таблица1.B2" office:value-type="float" office:value="0">
                  <text:p text:style-name="Text_20_body">25</text:p>
                </table:table-cell>
                <table:table-cell table:style-name="Таблица1.B2" office:value-type="float" office:value="0">
                  <text:p text:style-name="Text_20_body">8</text:p>
                </table:table-cell>
                <table:table-cell table:style-name="Таблица1.D2" office:value-type="float" office:value="0">
                  <text:p text:style-name="Text_20_body">0</text:p>
                </table:table-cell>
              </table:table-row>
              <table:table-row>
                <table:table-cell table:style-name="Таблица1.A2" office:value-type="string">
                  <text:p text:style-name="P3">Статический момент Sz, кг/м</text:p>
                </table:table-cell>
                <table:table-cell table:style-name="Таблица1.B2" office:value-type="float" office:value="0">
                  <text:p text:style-name="Text_20_body">0</text:p>
                </table:table-cell>
                <table:table-cell table:style-name="Таблица1.B2" office:value-type="float" office:value="0">
                  <text:p text:style-name="Text_20_body">0</text:p>
                </table:table-cell>
                <table:table-cell table:style-name="Таблица1.D2" office:value-type="float" office:value="0">
                  <text:p text:style-name="Text_20_body">-8</text:p>
                </table:table-cell>
              </table:table-row>
              <table:table-row>
                <table:table-cell table:style-name="Таблица1.A2" office:value-type="string">
                  <text:p text:style-name="P3">Свойство A</text:p>
                </table:table-cell>
                <table:table-cell table:style-name="Таблица1.B2" office:value-type="float" office:value="0">
                  <text:p text:style-name="Text_20_body">0</text:p>
                </table:table-cell>
                <table:table-cell table:style-name="Таблица1.B2" office:value-type="float" office:value="0">
                  <text:p text:style-name="Text_20_body">0</text:p>
                </table:table-cell>
                <table:table-cell table:style-name="Таблица1.D2" office:value-type="float" office:value="0">
                  <text:p text:style-name="Text_20_body">0</text:p>
                </table:table-cell>
              </table:table-row>
              <table:table-row>
                <table:table-cell table:style-name="Таблица1.A2" office:value-type="string">
                  <text:p text:style-name="P3">Свойство D</text:p>
                </table:table-cell>
                <table:table-cell table:style-name="Таблица1.B2" office:value-type="float" office:value="0">
                  <text:p text:style-name="Text_20_body">1</text:p>
                </table:table-cell>
                <table:table-cell table:style-name="Таблица1.B2" office:value-type="float" office:value="0">
                  <text:p text:style-name="P7">D2</text:p>
                </table:table-cell>
                <table:table-cell table:style-name="Таблица1.D2" office:value-type="float" office:value="0">
                  <text:p text:style-name="P7">D3</text:p>
                </table:table-cell>
              </table:table-row>
              <table:table-row>
                <table:table-cell table:style-name="Таблица1.A2" office:value-type="string">
                  <text:p text:style-name="P3">Свойство Q</text:p>
                </table:table-cell>
                <table:table-cell table:style-name="Таблица1.B2" office:value-type="float" office:value="0">
                  <text:p text:style-name="P7">Q1</text:p>
                </table:table-cell>
                <table:table-cell table:style-name="Таблица1.B2" office:value-type="float" office:value="0">
                  <text:p text:style-name="P7">0</text:p>
                </table:table-cell>
                <table:table-cell table:style-name="Таблица1.D2" office:value-type="float" office:value="0">
                  <text:p text:style-name="P7">0</text:p>
                </table:table-cell>
              </table:table-row>
              <table:table-row>
                <table:table-cell table:style-name="Таблица1.A2" office:value-type="string">
                  <text:p text:style-name="P3">Свойство Alpha</text:p>
                </table:table-cell>
                <table:table-cell table:style-name="Таблица1.B2" office:value-type="float" office:value="0">
                  <text:p text:style-name="P7">-pi/2</text:p>
                </table:table-cell>
                <table:table-cell table:style-name="Таблица1.B2" office:value-type="float" office:value="0">
                  <text:p text:style-name="P7">-pi/2</text:p>
                </table:table-cell>
                <table:table-cell table:style-name="Таблица1.D2" office:value-type="float" office:value="0">
                  <text:p text:style-name="P7">0</text:p>
                </table:table-cell>
              </table:table-row>
            </table:table>
            <text:p text:style-name="P3"/>
            <text:p text:style-name="P3">D2, D3 и Q1 являются обобщенными координатами.</text:p>
            <text:p text:style-name="P3">Вектор g направлен вниз параллельно оси Z<text:span text:style-name="T3">0</text:span>. Начальные скорости равны 0. Начальные координаты равны соответственно 1.57 рад, 0.2 м, 0 м.</text:p>
          </table:table-cell>
          <table:covered-table-cell/>
        </table:table-row>
      </table:table>
      <text:p text:style-name="P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top="0cm" fo:margin-bottom="0cm"/>
      <style:text-properties fo:color="#0000ff" style:font-name="Times New Roman3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Многозвенный манипулятор</dc:title>
    <dc:date>2012-03-30T20:34:08.72</dc:date>
    <meta:generator>OpenOffice_Beta/4.1.0$Win32 OpenOffice.org_project/410m14$Build-9760</meta:generator>
    <meta:editing-duration>PT3H10M47S</meta:editing-duration>
    <meta:editing-cycles>67</meta:editing-cycles>
    <meta:document-statistic meta:table-count="2" meta:image-count="3" meta:object-count="0" meta:page-count="4" meta:paragraph-count="119" meta:word-count="621" meta:character-count="3856"/>
  </office:meta>
</office:document-meta>
</file>